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801bf" officeooo:paragraph-rsid="001801bf" style:font-size-asian="21pt" style:font-weight-asian="bold" style:font-size-complex="24pt" style:font-weight-complex="bold"/>
    </style:style>
    <style:style style:name="P2" style:family="paragraph" style:parent-style-name="Standard">
      <style:paragraph-properties fo:text-align="start" style:justify-single-word="false"/>
      <style:text-properties style:font-name="Monotype Corsiva" fo:font-size="15pt" fo:font-weight="normal" officeooo:rsid="001801bf" officeooo:paragraph-rsid="001801bf"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style:font-name="Monotype Corsiva" fo:font-size="15pt" fo:font-weight="normal" officeooo:rsid="0019daa6" officeooo:paragraph-rsid="0019daa6"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style:font-name="Monotype Corsiva" fo:font-size="15pt" fo:font-weight="normal" officeooo:rsid="001a54d3" officeooo:paragraph-rsid="001a54d3"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Monotype Corsiva" fo:font-size="15pt" fo:font-weight="normal" officeooo:rsid="001ac6a0" officeooo:paragraph-rsid="001ac6a0"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style:font-name="Monotype Corsiva" fo:font-size="15pt" fo:font-weight="normal" officeooo:rsid="001cc5ef" officeooo:paragraph-rsid="001cc5ef"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Monotype Corsiva" fo:font-size="15pt" fo:font-weight="normal" officeooo:rsid="001f40be" officeooo:paragraph-rsid="001f40be"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style:font-name="Monotype Corsiva" fo:font-size="15pt" fo:font-weight="normal" officeooo:rsid="0028e031" officeooo:paragraph-rsid="0028e031"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style:font-name="Monotype Corsiva" fo:font-size="15pt" fo:font-weight="normal" officeooo:rsid="002aa15a" officeooo:paragraph-rsid="002aa15a"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style:font-name="Monotype Corsiva" fo:font-size="15pt" fo:font-weight="normal" officeooo:rsid="002b6952" officeooo:paragraph-rsid="002b6952"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style:font-name="Monotype Corsiva" fo:font-size="15pt" fo:font-weight="normal" officeooo:rsid="002bbe56" officeooo:paragraph-rsid="002bbe56" style:font-size-asian="13.1000003814697pt" style:font-weight-asian="normal" style:font-size-complex="15pt" style:font-weight-complex="normal"/>
    </style:style>
    <style:style style:name="P12" style:family="paragraph" style:parent-style-name="Standard" style:list-style-name="L1">
      <style:paragraph-properties fo:text-align="start" style:justify-single-word="false"/>
      <style:text-properties style:font-name="Monotype Corsiva" fo:font-size="15pt" fo:font-weight="normal" officeooo:rsid="002bbe56" officeooo:paragraph-rsid="002bbe56" style:font-size-asian="13.1000003814697pt" style:font-weight-asian="normal" style:font-size-complex="15pt" style:font-weight-complex="normal"/>
    </style:style>
    <style:style style:name="P13" style:family="paragraph" style:parent-style-name="Standard" style:list-style-name="L2">
      <style:paragraph-properties fo:text-align="start" style:justify-single-word="false"/>
      <style:text-properties style:font-name="Monotype Corsiva" fo:font-size="15pt" fo:font-weight="normal" officeooo:rsid="002d13a5" officeooo:paragraph-rsid="002d13a5" style:font-size-asian="13.1000003814697pt" style:font-weight-asian="normal" style:font-size-complex="15pt" style:font-weight-complex="normal"/>
    </style:style>
    <style:style style:name="P14" style:family="paragraph" style:parent-style-name="Standard" style:list-style-name="L2">
      <style:paragraph-properties fo:text-align="start" style:justify-single-word="false"/>
      <style:text-properties style:font-name="Monotype Corsiva" fo:font-size="15pt" fo:font-weight="normal" officeooo:rsid="002e02d9" officeooo:paragraph-rsid="002e02d9"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style:font-name="Monotype Corsiva" fo:font-size="15pt" fo:font-weight="normal" officeooo:rsid="002e02d9" officeooo:paragraph-rsid="002e02d9"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style:font-name="Monotype Corsiva" fo:font-size="15pt" fo:font-weight="normal" officeooo:rsid="002fdb5a" officeooo:paragraph-rsid="002fdb5a"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style:font-name="Monotype Corsiva" fo:font-size="15pt" fo:font-weight="normal" officeooo:rsid="00319574" officeooo:paragraph-rsid="00319574"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style:font-name="Monotype Corsiva" fo:font-size="15pt" fo:font-weight="normal" officeooo:rsid="00346f53" officeooo:paragraph-rsid="00346f53" style:font-size-asian="13.1000003814697pt" style:font-weight-asian="normal" style:font-size-complex="15pt" style:font-weight-complex="normal"/>
    </style:style>
    <style:style style:name="P19" style:family="paragraph" style:parent-style-name="Standard" style:list-style-name="L3">
      <style:paragraph-properties fo:text-align="start" style:justify-single-word="false"/>
      <style:text-properties style:font-name="Monotype Corsiva" fo:font-size="15pt" fo:font-weight="normal" officeooo:rsid="00346f53" officeooo:paragraph-rsid="00346f53" style:font-size-asian="13.1000003814697pt" style:font-weight-asian="normal" style:font-size-complex="15pt" style:font-weight-complex="normal"/>
    </style:style>
    <style:style style:name="P20" style:family="paragraph" style:parent-style-name="Standard" style:list-style-name="L3">
      <style:paragraph-properties fo:text-align="start" style:justify-single-word="false"/>
      <style:text-properties style:font-name="Monotype Corsiva" fo:font-size="15pt" fo:font-weight="normal" officeooo:rsid="00362707" officeooo:paragraph-rsid="00362707" style:font-size-asian="13.1000003814697pt" style:font-weight-asian="normal" style:font-size-complex="15pt" style:font-weight-complex="normal"/>
    </style:style>
    <style:style style:name="P21" style:family="paragraph" style:parent-style-name="Standard" style:list-style-name="L3">
      <style:paragraph-properties fo:text-align="start" style:justify-single-word="false"/>
      <style:text-properties style:font-name="Monotype Corsiva" fo:font-size="15pt" fo:font-weight="normal" officeooo:rsid="00376b6d" officeooo:paragraph-rsid="00376b6d"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style:font-name="Monotype Corsiva" fo:font-size="15pt" fo:font-weight="normal" officeooo:rsid="00376b6d" officeooo:paragraph-rsid="00376b6d" style:font-size-asian="13.1000003814697pt" style:font-weight-asian="normal" style:font-size-complex="15pt" style:font-weight-complex="normal"/>
    </style:style>
    <style:style style:name="P23" style:family="paragraph" style:parent-style-name="Standard" style:list-style-name="L4">
      <style:paragraph-properties fo:text-align="start" style:justify-single-word="false"/>
      <style:text-properties style:font-name="Monotype Corsiva" fo:font-size="15pt" fo:font-weight="normal" officeooo:rsid="00379884" officeooo:paragraph-rsid="00379884" style:font-size-asian="13.1000003814697pt" style:font-weight-asian="normal" style:font-size-complex="15pt" style:font-weight-complex="normal"/>
    </style:style>
    <style:style style:name="P24" style:family="paragraph" style:parent-style-name="Standard" style:list-style-name="L4">
      <style:paragraph-properties fo:text-align="start" style:justify-single-word="false"/>
      <style:text-properties style:font-name="Monotype Corsiva" fo:font-size="15pt" fo:font-weight="normal" officeooo:rsid="00386e86" officeooo:paragraph-rsid="003955a5"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style:font-name="Monotype Corsiva" fo:font-size="15pt" fo:font-weight="normal" officeooo:rsid="00386e86" officeooo:paragraph-rsid="003955a5"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style:font-name="Monotype Corsiva" fo:font-size="15pt" fo:font-weight="normal" officeooo:rsid="003a61ac" officeooo:paragraph-rsid="003a61ac"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style:font-name="Monotype Corsiva" fo:font-size="15pt" fo:font-weight="normal" officeooo:rsid="003c3eea" officeooo:paragraph-rsid="003c3eea" style:font-size-asian="13.1000003814697pt" style:font-weight-asian="normal" style:font-size-complex="15pt" style:font-weight-complex="normal"/>
    </style:style>
    <style:style style:name="P28" style:family="paragraph" style:parent-style-name="Standard" style:list-style-name="L1">
      <style:paragraph-properties fo:text-align="start" style:justify-single-word="false"/>
      <style:text-properties style:font-name="Monotype Corsiva" fo:font-size="15pt" officeooo:rsid="002bbe56" officeooo:paragraph-rsid="002bbe56" style:font-size-asian="13.1000003814697pt" style:font-size-complex="15pt"/>
    </style:style>
    <style:style style:name="P29" style:family="paragraph" style:parent-style-name="Standard" style:list-style-name="L1">
      <style:paragraph-properties fo:text-align="start" style:justify-single-word="false"/>
      <style:text-properties officeooo:paragraph-rsid="002bbe56"/>
    </style:style>
    <style:style style:name="T1" style:family="text">
      <style:text-properties officeooo:rsid="00198b8b"/>
    </style:style>
    <style:style style:name="T2" style:family="text">
      <style:text-properties officeooo:rsid="0019daa6"/>
    </style:style>
    <style:style style:name="T3" style:family="text">
      <style:text-properties officeooo:rsid="001ac6a0"/>
    </style:style>
    <style:style style:name="T4" style:family="text">
      <style:text-properties officeooo:rsid="001e492d"/>
    </style:style>
    <style:style style:name="T5" style:family="text">
      <style:text-properties officeooo:rsid="0020c86f"/>
    </style:style>
    <style:style style:name="T6" style:family="text">
      <style:text-properties officeooo:rsid="0028f879"/>
    </style:style>
    <style:style style:name="T7" style:family="text">
      <style:text-properties officeooo:rsid="002b6952"/>
    </style:style>
    <style:style style:name="T8" style:family="text">
      <style:text-properties officeooo:rsid="002bbe56"/>
    </style:style>
    <style:style style:name="T9" style:family="text">
      <style:text-properties style:font-name="Monotype Corsiva" fo:font-size="15pt" fo:font-weight="normal" officeooo:rsid="002bbe56" style:font-size-asian="13.1000003814697pt" style:font-weight-asian="normal" style:font-size-complex="15pt" style:font-weight-complex="normal"/>
    </style:style>
    <style:style style:name="T10" style:family="text">
      <style:text-properties officeooo:rsid="002ce833"/>
    </style:style>
    <style:style style:name="T11" style:family="text">
      <style:text-properties officeooo:rsid="002e02d9"/>
    </style:style>
    <style:style style:name="T12" style:family="text">
      <style:text-properties officeooo:rsid="00319574"/>
    </style:style>
    <style:style style:name="T13" style:family="text">
      <style:text-properties officeooo:rsid="00346f53"/>
    </style:style>
    <style:style style:name="T14" style:family="text">
      <style:text-properties officeooo:rsid="00379884"/>
    </style:style>
    <style:style style:name="T15" style:family="text">
      <style:text-properties officeooo:rsid="003955a5"/>
    </style:style>
    <style:style style:name="T16" style:family="text">
      <style:text-properties officeooo:rsid="003b51f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icro-controller</text:p>
      <text:p text:style-name="P1"/>
      <text:p text:style-name="P2"/>
      <text:p text:style-name="P2">Well this is the second brain of our system. The microcontroller acts as a slave to the <text:s/>Raspberry Pi. <text:span text:style-name="T1">It has 4 different systems that are interfaced into it. The four hardware systems:</text:span></text:p>
      <text:p text:style-name="P3">1) Adaptive lighting</text:p>
      <text:p text:style-name="P10"><text:span text:style-name="T12">2</text:span>) External lighting</text:p>
      <text:p text:style-name="P4"><text:span text:style-name="T12">3)</text:span> <text:span text:style-name="T3">Automatic water pumping</text:span></text:p>
      <text:p text:style-name="P5"><text:span text:style-name="T12">4) Password activated door lock</text:span></text:p>
      <text:p text:style-name="P17">5) <text:span text:style-name="T2">Temperature measurement</text:span></text:p>
      <text:p text:style-name="P5"/>
      <text:p text:style-name="P6">And then it is also interfaced to the Raspberry Pi. <text:span text:style-name="T4">So here we'll be talking about the programming approach (well something more or less like the pseudo code). And also the associated hardware with the microcontroller.</text:span></text:p>
      <text:p text:style-name="P6"/>
      <text:p text:style-name="P7">The hardware is relatively simple. What I actually planned is to make a full fledged PCB for the microcontroller. So <text:span text:style-name="T5">it will have an oscillator, an on-off switch with a status led if required and birge strips that are connected to each of the pins in the microcontroller. The microcontroller is powered from the 5V pin in the Raspberry Pi. The board will also have a couple of Vcc-Gnd combinations that can be used for other systems like for instance in our case the water level indication system. And also the PCB will have the reset switch.</text:span></text:p>
      <text:p text:style-name="P7"/>
      <text:p text:style-name="P8">So thats all with the hardware. Now moving on to the software. It's the difficult and tricky part. <text:span text:style-name="T6">So it has to perform the following functions(this is the rev1 that can have all sorts of not feasible and stupid ideas and errors. Please do point them out and correct them). The functions are explained below referring to the individual systems and the code is also said while each case is being examined:</text:span></text:p>
      <text:p text:style-name="P8"/>
      <text:p text:style-name="P9">1) Adaptive Lighting:</text:p>
      <text:p text:style-name="P9">Well this will make the first function that is performed by the microcontroller in the main infinite loop. <text:span text:style-name="T7">Here the following variables are used:</text:span></text:p>
      <text:p text:style-name="P10">adaptivelightingmode (0 -auto, 1 -manual)</text:p>
      <text:p text:style-name="P10">adaptive<text:span text:style-name="T8">lightingtoggle (in manual mode, 0-off and 1-on)</text:span></text:p>
      <text:p text:style-name="P10"/>
      <text:p text:style-name="P11">So the code is as follows:</text:p>
      <text:list xml:id="list9034673982967117757" text:style-name="L1">
        <text:list-item>
          <text:p text:style-name="P28">if adaptivelightingmode==0 <text:s/>//if it is in auto mode</text:p>
        </text:list-item>
        <text:list-item>
          <text:p text:style-name="P29"><text:span text:style-name="T9">read data from ADC pin</text:span></text:p>
        </text:list-item>
        <text:list-item>
          <text:p text:style-name="P12">compare the ADC value with some predefined values</text:p>
        </text:list-item>
        <text:list-item>
          <text:p text:style-name="P12">select an appropriate value from the predefined set of values</text:p>
        </text:list-item>
        <text:list-item>
          <text:p text:style-name="P12">give an output PWM wave using that predefined value</text:p>
        </text:list-item>
      </text:list>
      <text:p text:style-name="P11"/>
      <text:p text:style-name="P11"><text:soft-page-break/>Now when it's in manual mode. The pin should toggle an interrupt <text:span text:style-name="T10">whenever it is pushed i.e. whenever the line is high. So first thing is that it checks for a long press. It's happens like this:</text:span></text:p>
      <text:list xml:id="list7774008210080336105" text:style-name="L2">
        <text:list-item>
          <text:p text:style-name="P13">when a high input is give the isr is called and the program control is given to the specified interrupt function. The function initially has a delay of 2sec and then again checks for a high input in the <text:span text:style-name="T11">line. If the input is still high then it is a long press. If not, it is a short press.</text:span></text:p>
        </text:list-item>
        <text:list-item>
          <text:p text:style-name="P14">Now if it's a long press, then the following variables are modified:<text:line-break/>adaptivelightingmode=!adaptivelightingmode //toggles the mode</text:p>
        </text:list-item>
        <text:list-item>
          <text:p text:style-name="P14">If it's a short press then it'll check:<text:line-break/>if(adaptivelightingmode==1)<text:line-break/>{ adaptivelightingtoggle=!adaptivelightingtoggle //toggles b/w on and off<text:line-break/> output=adaptivelightingtoggle<text:line-break/>}</text:p>
          <text:p text:style-name="P14">This is optional: sends a message to the Raspberry Pi whenever the mode is changed or is changed from on to off manually</text:p>
        </text:list-item>
      </text:list>
      <text:p text:style-name="P15"/>
      <text:p text:style-name="P26">Also there can be a led that shows the current mode.</text:p>
      <text:p text:style-name="P16">That's all that is to do with the adaptive lighting.</text:p>
      <text:p text:style-name="P16"/>
      <text:p text:style-name="P16"/>
      <text:p text:style-name="P16"/>
      <text:p text:style-name="P17">2) <text:span text:style-name="T13">Automatic water pump system</text:span></text:p>
      <text:p text:style-name="P17"/>
      <text:p text:style-name="P18">It again has the auto code inside the main loop</text:p>
      <text:list xml:id="list5506942755434963360" text:style-name="L3">
        <text:list-item>
          <text:p text:style-name="P19">if(automaticpump<text:span text:style-name="T14">mode</text:span>==0) //ie. Checks for automatic mode</text:p>
        </text:list-item>
        <text:list-item>
          <text:p text:style-name="P20">if(the input pin from the sensor is high)</text:p>
        </text:list-item>
        <text:list-item>
          <text:p text:style-name="P20">{ outputs high value in the output pin (relay)}</text:p>
        </text:list-item>
        <text:list-item>
          <text:p text:style-name="P20">if(the input pin is low)</text:p>
        </text:list-item>
        <text:list-item>
          <text:p text:style-name="P20">{ outputs low value to the relay }</text:p>
        </text:list-item>
        <text:list-item>
          <text:p text:style-name="P21">Optional: sends a message to the Raspberry Pi when the motor is turned on and off</text:p>
        </text:list-item>
      </text:list>
      <text:p text:style-name="P22"/>
      <text:p text:style-name="P22">Now in the case of manual operation, it does the following:</text:p>
      <text:list xml:id="list1027228508863216081" text:style-name="L4">
        <text:list-item>
          <text:p text:style-name="P23">When the override pin is high an interrupt is called</text:p>
        </text:list-item>
        <text:list-item>
          <text:p text:style-name="P23">It checks for a long press as stated in the earlier case</text:p>
        </text:list-item>
        <text:list-item>
          <text:p text:style-name="P23">if long press:<text:line-break/> <text:span text:style-name="T13">automaticpump</text:span>mode=! <text:span text:style-name="T13">Automaticpump</text:span>mode</text:p>
        </text:list-item>
        <text:list-item>
          <text:p text:style-name="P24">if short press:<text:line-break/>if( <text:span text:style-name="T13">automaticpumpmode</text:span>==1) // i.e. in manual mode<text:line-break/><text:span text:style-name="T15">{</text:span> <text:span text:style-name="T13">automaticpump</text:span>toggle=! <text:span text:style-name="T13">Automaticpump</text:span>toggle<text:line-break/> <text:span text:style-name="T15">output = <text:s/>automaticpumptoggle }</text:span></text:p>
        </text:list-item>
      </text:list>
      <text:p text:style-name="P25"/>
      <text:p text:style-name="P26"><text:soft-page-break/>Along with the that, there can be a led that <text:span text:style-name="T16">shows the current mode of operation.</text:span></text:p>
      <text:p text:style-name="P26"/>
      <text:p text:style-name="P27">That is all with the code of the automatic pump system.</text:p>
      <text:p text:style-name="P27"/>
      <text:p text:style-name="P27"/>
      <text:p text:style-name="P27">Along with a led that shows the mode of operation of the system, there should be a led that shown whether the appliance is on or off when working in the manual mode. This is especially required in the case of the motor and the external light. 'cause it is not convenient to go and look outside whether the appliance is on or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01:13:05.540000000</meta:creation-date>
    <meta:generator>LibreOffice/4.2.4.2$Windows_x86 LibreOffice_project/63150712c6d317d27ce2db16eb94c2f3d7b699f8</meta:generator>
    <dc:date>2014-05-23T02:02:21.919000000</dc:date>
    <meta:editing-duration>PT47M11S</meta:editing-duration>
    <meta:editing-cycles>36</meta:editing-cycles>
    <meta:document-statistic meta:table-count="0" meta:image-count="0" meta:object-count="0" meta:page-count="3" meta:paragraph-count="43" meta:word-count="749" meta:character-count="4229" meta:non-whitespace-character-count="3536"/>
  </office:meta>
</office:document-meta>
</file>